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35.png" xlink:type="simple" xlink:show="embed" xlink:actuate="onLoad"/></draw:frame></text:p>
          </table:table-cell>
          <table:table-cell table:style-name="Table1.B1" office:value-type="string">
            <text:h text:style-name="P6" text:outline-level="1">Импульс длительностью не более заданной</text:h>
          </table:table-cell>
        </table:table-row>
        <table:table-row>
          <table:table-cell table:style-name="Table1.A2" office:value-type="string">
            <text:p text:style-name="P3">в палитр<text:span text:style-name="T1">е</text:span></text:p>
          </table:table-cell>
          <table:table-cell table:style-name="Table1.B1" office:value-type="string">
            <text:p text:style-name="P4">| векторизован | <text:span text:style-name="T1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2.3cm" draw:z-index="1"><draw:image xlink:href="../images/303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4">Формирует импульс заданной длительности и не более при изменении входа от нуля до единицы.</text:p>
            <text:p text:style-name="P4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если входной сигнал исчез ранее заданной длительности импульса (стал равным 0), блок </text:span><text:span text:style-name="T2">учитывает</text:span><text:span text:style-name="T1"> это и прекращает подачу импульса на выходе.</text:span></text:p>
            <text:p text:style-name="P4"><text:span text:style-name="T4">Свойства</text:span>:</text:p>
            <text:list xml:id="list6372615265912134911" text:style-name="L1">
              <text:list-item>
                <text:p text:style-name="P7">Длительность импульса — время, в течение которого блок формирует логическую единицу на выходе. Длительность импульса может быть меньше заданной, при исчезновении входного сигнала.</text:p>
              </text:list-item>
              <text:list-item>
                <text:p text:style-name="P7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4"><text:span text:style-name="T4">Сравнительный пример</text:span> работы блока:</text:p>
            <text:p text:style-name="P4">Рассмотрим три блока с длительностью импульсов не более 1, 4 и 10 секунд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5"><draw:frame draw:style-name="fr2" draw:name="Графический объект3" text:anchor-type="as-char" svg:width="8.119cm" svg:height="5.851cm" draw:z-index="2"><draw:image xlink:href="../images/3035_example.png" xlink:type="simple" xlink:show="embed" xlink:actuate="onLoad"/></draw:frame></text:p>
            <text:p text:style-name="P4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5"><text:soft-page-break/><draw:frame draw:style-name="fr2" draw:name="Графический объект4" text:anchor-type="as-char" svg:width="13.229cm" svg:height="7.938cm" draw:z-index="3"><draw:image xlink:href="../images/3035_example_1.png" xlink:type="simple" xlink:show="embed" xlink:actuate="onLoad"/></draw:frame></text:p>
            <text:p text:style-name="P5"><draw:frame draw:style-name="fr2" draw:name="Графический объект5" text:anchor-type="as-char" svg:width="13.229cm" svg:height="7.938cm" draw:z-index="4"><draw:image xlink:href="../images/3035_example_2.png" xlink:type="simple" xlink:show="embed" xlink:actuate="onLoad"/></draw:frame></text:p>
            <text:p text:style-name="P5"><draw:frame draw:style-name="fr2" draw:name="Графический объект6" text:anchor-type="as-char" svg:width="13.229cm" svg:height="7.938cm" draw:z-index="5"><draw:image xlink:href="../images/3035_example_3.png" xlink:type="simple" xlink:show="embed" xlink:actuate="onLoad"/></draw:frame></text:p>
            <text:p text:style-name="P4">Как видно из графиков, блок генерирует импульсы не более заданной длительности и только до тех пор, пока входной сигнал изменялся от 0 до 1 и остается равным 1. Два последних графика совпадают, хотя заданная длительность импульса в блоках разна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длительностью не более заданной</dc:title>
    <dc:date>2014-12-22T17:26:17.21</dc:date>
    <meta:generator>OpenOffice/4.1.1$Win32 OpenOffice.org_project/411m6$Build-9775</meta:generator>
    <meta:editing-duration>PT1H29M43S</meta:editing-duration>
    <meta:editing-cycles>45</meta:editing-cycles>
    <meta:document-statistic meta:table-count="1" meta:image-count="6" meta:object-count="0" meta:page-count="2" meta:paragraph-count="19" meta:word-count="227" meta:character-count="1499"/>
  </office:meta>
</office:document-meta>
</file>